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17">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05in" fo:padding-bottom="0.05in" fo:padding-left="0.1in" fo:padding-right="0.1in" draw:textarea-vertical-align="middle" draw:textarea-horizontal-align="center" draw:fill="solid" draw:fill-color="#f0f3f0" draw:opacity="100%" draw:stroke="none" draw:auto-grow-width="false" draw:auto-grow-height="false" style:protect="position size"/>
      <style:paragraph-properties style:font-independent-line-spacing="true" style:writing-mode="lr-tb"/>
    </style:style>
    <style:style style:family="paragraph" style:name="a419">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459">
      <style:graphic-properties draw:fill="none" draw:stroke="non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center" draw:fill="solid" draw:fill-color="#f0f3f0" draw:opacity="100%" draw:stroke="none" draw:auto-grow-width="false" draw:auto-grow-height="false" style:protect="position size"/>
      <style:paragraph-properties style:font-independent-line-spacing="true" style:writing-mode="lr-tb"/>
    </style:style>
    <style:style style:family="presentation" style:name="a445">
      <style:graphic-properties draw:fill="none" draw:stroke="none"/>
    </style:style>
    <style:style style:family="drawing-page" style:name="a409">
      <style:drawing-page-properties draw:fill="solid" draw:fill-color="#27272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drawing-page" style:name="a449">
      <style:drawing-page-properties draw:fill="solid" draw:fill-color="#f0f3f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30">
      <style:graphic-properties fo:wrap-option="wrap" fo:padding-top="0.05in" fo:padding-bottom="0.05in" fo:padding-left="0.1in" fo:padding-right="0.1in" draw:textarea-vertical-align="middle" draw:textarea-horizontal-align="center" draw:fill="solid" draw:fill-color="#f0f3f0" draw:opacity="100%" draw:stroke="none" draw:auto-grow-width="false" draw:auto-grow-height="false" style:protect="position siz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434">
      <style:graphic-properties draw:fill="none" draw:stroke="non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drawing-page" style:name="a438">
      <style:drawing-page-properties draw:fill="solid" draw:fill-color="#f0f3f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4">
      <style:drawing-page-properties draw:fill="solid" draw:fill-color="#f0f3f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rotect="position siz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solid" draw:fill-color="#272727" draw:opacity="100%" draw:stroke="none" draw:auto-grow-width="false" draw:auto-grow-height="false" style:protect="position size"/>
      <style:paragraph-properties style:font-independent-line-spacing="true" style:writing-mode="lr-tb"/>
    </style:style>
    <style:style style:family="graphic" style:name="a413" style:parent-style-name="Graphics">
      <style:graphic-properties draw:fill="none" fo:clip="rect(0in, 1.36981in, 0.00014in, 2.11712in)" draw:stroke="none" draw:image-opacity="100%"/>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Sitka Banner" fo:font-size="0.75in" style:font-size-asian="0.75in" style:font-size-complex="0.75in" fo:letter-spacing="0.01389in" fo:language="sv" fo:country="S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rotect="position siz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409" draw:master-page-name="Master1-Layout1-title-Title-Slide" presentation:presentation-page-layout-name="Master1-PPL1" draw:id="Slide-256">
        <draw:custom-shape svg:x="0in" svg:y="0in" svg:width="13.33333in" svg:height="7.5in" draw:id="id76" draw:style-name="a412" draw:name="Rectangle 8">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77" draw:style-name="a413" draw:name="Picture 3" svg:x="3.64347in" svg:y="0.00001in" svg:width="9.68986in" svg:height="7.49999in" style:rel-width="scale" style:rel-height="scale">
          <draw:image xlink:href="media/image1.jpeg" xlink:type="simple" xlink:show="embed" xlink:actuate="onLoad"/>
          <svg:title/>
          <svg:desc>101010 data lines to infinity</svg:desc>
        </draw:frame>
        <draw:frame draw:id="id78" presentation:style-name="a416" draw:name="Rubrik 1" svg:x="0.83in" svg:y="1.23448in" svg:width="3.77in" svg:height="3.65517in" presentation:class="title" presentation:placeholder="false">
          <draw:text-box>
            <text:p text:style-name="a415" text:class-names="" text:cond-style-name=""><text:span text:style-name="a414" text:class-names="">Proxy firewalls</text:span></text:p>
          </draw:text-box>
          <svg:title/>
          <svg:desc/>
        </draw:frame>
        <draw:frame draw:id="id79" presentation:style-name="a420" draw:name="Underrubrik 2" svg:x="0.83in" svg:y="5.09655in" svg:width="3.77in" svg:height="1.23181in" presentation:class="subtitle" presentation:placeholder="false">
          <draw:text-box>
            <text:p text:style-name="a419" text:class-names="" text:cond-style-name=""><text:span text:style-name="a417" text:class-names="">Jesper Värn</text:span><text:span text:style-name="a418" text:class-names=""/></text:p>
          </draw:text-box>
          <svg:title/>
          <svg:desc/>
        </draw:frame>
        <draw:custom-shape svg:x="12.88715in" svg:y="6.33in" svg:width="0.44618in" svg:height="0.89583in" draw:id="id80" draw:style-name="a423" draw:name="Freeform 6">
          <svg:title/>
          <svg:desc/>
          <text:p text:style-name="a422" text:class-names="" text:cond-style-name=""><text:span text:style-name="a421"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draw:page draw:name="Slide3" draw:style-name="a424" draw:master-page-name="Master1-Layout2-obj-Title-and-Content" presentation:presentation-page-layout-name="Master1-PPL2" draw:id="Slide-258">
        <draw:custom-shape svg:x="12.88715in" svg:y="6.31977in" svg:width="0.44618in" svg:height="0.89583in" draw:id="id81" draw:style-name="a427" draw:name="Freeform 6">
          <svg:title/>
          <svg:desc/>
          <text:p text:style-name="a426" text:class-names="" text:cond-style-name=""><text:span text:style-name="a425"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ustom-shape svg:x="0in" svg:y="-0in" svg:width="13.33333in" svg:height="7.5in" draw:id="id82" draw:style-name="a430" draw:name="Rectangle 10">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custom-shape svg:x="-0in" svg:y="0in" svg:width="11.8385in" svg:height="7.5in" draw:id="id83" draw:style-name="a433" draw:name="Freeform: Shape 12">
          <svg:title/>
          <svg:desc/>
          <text:p text:style-name="a432" text:class-names="" text:cond-style-name=""><text:span text:style-name="a431" text:class-names=""/></text:p>
          <draw:enhanced-geometry xmlns:dr3d="urn:oasis:names:tc:opendocument:xmlns:dr3d:1.0" draw:type="non-primitive" svg:viewBox="0 0 10825122 6858000" draw:enhanced-path="M 0 0 L 9969784 0 10105415 264816 C 10566647 1222029 10825122 2295330 10825122 3429000 10825122 4562671 10566647 5635971 10105415 6593184 L 9969784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25122"/>
            <draw:equation draw:name="f7" draw:formula="?f4 / 6858000"/>
            <draw:equation draw:name="f8" draw:formula="0 * ?f5 / 10825122"/>
            <draw:equation draw:name="f9" draw:formula="0 * ?f4 / 6858000"/>
            <draw:equation draw:name="f10" draw:formula="9969784 * ?f5 / 10825122"/>
            <draw:equation draw:name="f11" draw:formula="10105415 * ?f5 / 10825122"/>
            <draw:equation draw:name="f12" draw:formula="264816 * ?f4 / 6858000"/>
            <draw:equation draw:name="f13" draw:formula="10825122 * ?f5 / 10825122"/>
            <draw:equation draw:name="f14" draw:formula="3429000 * ?f4 / 6858000"/>
            <draw:equation draw:name="f15" draw:formula="6593184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frame draw:id="id84" presentation:style-name="a434" draw:name="Picture 2" svg:x="2.04779in" svg:y="0.86189in" svg:width="7.30849in" svg:height="5.4631in" style:rel-width="scale" style:rel-height="scale" presentation:class="graphic" presentation:placeholder="false">
          <draw:image xlink:href="media/image2.png" xlink:type="simple" xlink:show="embed" xlink:actuate="onLoad"/>
          <svg:title/>
          <svg:desc/>
        </draw:frame>
        <draw:custom-shape svg:x="12.88715in" svg:y="6.32498in" svg:width="0.44618in" svg:height="0.89583in" draw:id="id85" draw:style-name="a437" draw:name="Freeform 6">
          <svg:title/>
          <svg:desc/>
          <text:p text:style-name="a436" text:class-names="" text:cond-style-name=""><text:span text:style-name="a435"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draw:page draw:name="Slide4" draw:style-name="a438" draw:master-page-name="Master1-Layout2-obj-Title-and-Content" presentation:presentation-page-layout-name="Master1-PPL2" draw:id="Slide-259">
        <draw:custom-shape svg:x="12.88715in" svg:y="6.31977in" svg:width="0.44618in" svg:height="0.89583in" draw:id="id86" draw:style-name="a441" draw:name="Freeform 6">
          <svg:title/>
          <svg:desc/>
          <text:p text:style-name="a440" text:class-names="" text:cond-style-name=""><text:span text:style-name="a439"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ustom-shape svg:x="0in" svg:y="-0in" svg:width="13.33333in" svg:height="7.5in" draw:id="id87" draw:style-name="a444" draw:name="Rectangle 2056">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frame draw:id="id88" presentation:style-name="a445" draw:name="Picture 2" svg:x="0.83in" svg:y="1.50259in" svg:width="11.67333in" svg:height="4.15562in" style:rel-width="scale" style:rel-height="scale" presentation:class="graphic" presentation:placeholder="false">
          <draw:image xlink:href="media/image3.png" xlink:type="simple" xlink:show="embed" xlink:actuate="onLoad"/>
          <svg:title/>
          <svg:desc>A diagram of how a proxy firewall fits in between external and internal networks</svg:desc>
        </draw:frame>
        <draw:custom-shape svg:x="12.88715in" svg:y="6.32498in" svg:width="0.44618in" svg:height="0.89583in" draw:id="id89" draw:style-name="a448" draw:name="Freeform 6">
          <svg:title/>
          <svg:desc/>
          <text:p text:style-name="a447" text:class-names="" text:cond-style-name=""><text:span text:style-name="a446"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draw:page draw:name="Slide2" draw:style-name="a449" draw:master-page-name="Master1-Layout2-obj-Title-and-Content" presentation:presentation-page-layout-name="Master1-PPL2" draw:id="Slide-257">
        <draw:custom-shape svg:x="12.88715in" svg:y="6.31977in" svg:width="0.44618in" svg:height="0.89583in" draw:id="id90" draw:style-name="a452" draw:name="Freeform 6">
          <svg:title/>
          <svg:desc/>
          <text:p text:style-name="a451" text:class-names="" text:cond-style-name=""><text:span text:style-name="a450"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ustom-shape svg:x="0in" svg:y="-0in" svg:width="13.33333in" svg:height="7.5in" draw:id="id91" draw:style-name="a455" draw:name="Rectangle 1032">
          <svg:title/>
          <svg:desc/>
          <text:p text:style-name="a454" text:class-names="" text:cond-style-name=""><text:span text:style-name="a453" text:class-names=""/></text:p>
          <draw:enhanced-geometry xmlns:dr3d="urn:oasis:names:tc:opendocument:xmlns:dr3d:1.0" draw:type="non-primitive" svg:viewBox="0 0 21600 21600" draw:enhanced-path="M 0 0 L 21600 0 21600 21600 0 21600 Z N"/>
        </draw:custom-shape>
        <draw:custom-shape svg:x="-0in" svg:y="0in" svg:width="11.8385in" svg:height="7.5in" draw:id="id92" draw:style-name="a458" draw:name="Freeform: Shape 1034">
          <svg:title/>
          <svg:desc/>
          <text:p text:style-name="a457" text:class-names="" text:cond-style-name=""><text:span text:style-name="a456" text:class-names=""/></text:p>
          <draw:enhanced-geometry xmlns:dr3d="urn:oasis:names:tc:opendocument:xmlns:dr3d:1.0" draw:type="non-primitive" svg:viewBox="0 0 10825122 6858000" draw:enhanced-path="M 0 0 L 9969784 0 10105415 264816 C 10566647 1222029 10825122 2295330 10825122 3429000 10825122 4562671 10566647 5635971 10105415 6593184 L 9969784 6858000 0 6858000 Z N" draw:text-areas="?f26 ?f28 ?f27 ?f29" draw:glue-points="?f17 ?f18 ?f19 ?f18 ?f20 ?f21 ?f22 ?f23 ?f20 ?f24 ?f19 ?f25 ?f17 ?f2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25122"/>
            <draw:equation draw:name="f7" draw:formula="?f4 / 6858000"/>
            <draw:equation draw:name="f8" draw:formula="0 * ?f5 / 10825122"/>
            <draw:equation draw:name="f9" draw:formula="0 * ?f4 / 6858000"/>
            <draw:equation draw:name="f10" draw:formula="9969784 * ?f5 / 10825122"/>
            <draw:equation draw:name="f11" draw:formula="10105415 * ?f5 / 10825122"/>
            <draw:equation draw:name="f12" draw:formula="264816 * ?f4 / 6858000"/>
            <draw:equation draw:name="f13" draw:formula="10825122 * ?f5 / 10825122"/>
            <draw:equation draw:name="f14" draw:formula="3429000 * ?f4 / 6858000"/>
            <draw:equation draw:name="f15" draw:formula="6593184 * ?f4 / 6858000"/>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7"/>
            <draw:equation draw:name="f25" draw:formula="?f16 / ?f7"/>
            <draw:equation draw:name="f26" draw:formula="?f0 / ?f6"/>
            <draw:equation draw:name="f27" draw:formula="?f1 / ?f6"/>
            <draw:equation draw:name="f28" draw:formula="?f2 / ?f7"/>
            <draw:equation draw:name="f29" draw:formula="?f3 / ?f7"/>
          </draw:enhanced-geometry>
        </draw:custom-shape>
        <draw:frame draw:id="id93" presentation:style-name="a459" draw:name="Picture 2" svg:x="1.60983in" svg:y="0.86189in" svg:width="8.18441in" svg:height="5.4631in" style:rel-width="scale" style:rel-height="scale" presentation:class="graphic" presentation:placeholder="false">
          <draw:image xlink:href="media/image4.png" xlink:type="simple" xlink:show="embed" xlink:actuate="onLoad"/>
          <svg:title/>
          <svg:desc/>
        </draw:frame>
        <draw:custom-shape svg:x="12.88715in" svg:y="6.32498in" svg:width="0.44618in" svg:height="0.89583in" draw:id="id94" draw:style-name="a462" draw:name="Freeform 6">
          <svg:title/>
          <svg:desc/>
          <text:p text:style-name="a461" text:class-names="" text:cond-style-name=""><text:span text:style-name="a460"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18in" svg:y="1.25in" svg:width="7.35in" svg:height="4.08in"/>
      <presentation:placeholder presentation:object="subtitle" svg:x="1.18in" svg:y="5.48in" svg:width="7.35in" svg:height="0.77in"/>
      <presentation:placeholder presentation:object="date-time" svg:x="9.06207in" svg:y="6.57in" svg:width="3.43793in" svg:height="0.39931in"/>
      <presentation:placeholder presentation:object="footer" svg:x="1.18in" svg:y="6.57in" svg:width="7.35in" svg:height="0.39931in"/>
      <presentation:placeholder presentation:object="page-number" svg:x="12.89in" svg:y="6.57in" svg:width="0.45in" svg:height="0.39931in"/>
    </style:presentation-page-layout>
    <style:presentation-page-layout style:name="Master1-PPL2" style:display-name="Title and Content">
      <presentation:placeholder presentation:object="title" svg:x="0.83in" svg:y="0.83in" svg:width="4.19in" svg:height="5.2in"/>
      <presentation:placeholder presentation:object="object" svg:x="5.67in" svg:y="0.83in" svg:width="6.83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3" style:display-name="Section Header">
      <presentation:placeholder presentation:object="title" svg:x="0.83448in" svg:y="2.64in" svg:width="11.66552in" svg:height="3.39in"/>
      <presentation:placeholder presentation:object="outline" svg:x="0.83in" svg:y="1.52in" svg:width="11.67in" svg:height="0.9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4" style:display-name="Two Content">
      <presentation:placeholder presentation:object="object" svg:x="5.67in" svg:y="0.83in" svg:width="6.83in" svg:height="2.45in"/>
      <presentation:placeholder presentation:object="object" svg:x="5.67in" svg:y="3.58in" svg:width="6.83in" svg:height="2.45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5.2in"/>
    </style:presentation-page-layout>
    <style:presentation-page-layout style:name="Master1-PPL5" style:display-name="Comparison">
      <presentation:placeholder presentation:object="outline" svg:x="5.67in" svg:y="0.83in" svg:width="6.83in" svg:height="0.6in"/>
      <presentation:placeholder presentation:object="object" svg:x="5.67621in" svg:y="1.50612in" svg:width="6.82379in" svg:height="2in"/>
      <presentation:placeholder presentation:object="outline" svg:x="5.67in" svg:y="3.6303in" svg:width="6.83in" svg:height="0.6in"/>
      <presentation:placeholder presentation:object="object" svg:x="5.67in" svg:y="4.30049in" svg:width="6.83in" svg:height="2in"/>
      <presentation:placeholder presentation:object="title" svg:x="0.83in" svg:y="0.83in" svg:width="4.19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6" style:display-name="Title Only">
      <presentation:placeholder presentation:object="title" svg:x="0.83in" svg:y="0.83in" svg:width="4.19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7" style:display-name="Blank">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8" style:display-name="Content with Caption">
      <presentation:placeholder presentation:object="object" svg:x="5.6684in" svg:y="0.83in" svg:width="6.83in" svg:height="5.2in"/>
      <presentation:placeholder presentation:object="outline" svg:x="0.83in" svg:y="4.17222in" svg:width="4.19in" svg:height="1.85778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3.20448in"/>
    </style:presentation-page-layout>
    <style:presentation-page-layout style:name="Master1-PPL9" style:display-name="Picture with Caption">
      <presentation:placeholder presentation:object="graphic" svg:x="5.6684in" svg:y="0.83in" svg:width="6.83in" svg:height="5.2in"/>
      <presentation:placeholder presentation:object="outline" svg:x="0.83in" svg:y="4.15in" svg:width="4.19in" svg:height="1.88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presentation:placeholder presentation:object="title" svg:x="0.83in" svg:y="0.83in" svg:width="4.19in" svg:height="3.2in"/>
    </style:presentation-page-layout>
    <style:presentation-page-layout style:name="Master1-PPL10" style:display-name="Title and Vertical Text">
      <presentation:placeholder presentation:object="title" svg:x="0.83in" svg:y="0.83in" svg:width="4.19in" svg:height="5.2in"/>
      <presentation:placeholder presentation:object="outline" svg:x="5.67in" svg:y="0.83in" svg:width="6.83in" svg:height="5.2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presentation-page-layout style:name="Master1-PPL11" style:display-name="Vertical Title and Text">
      <presentation:placeholder presentation:object="title" svg:x="9.26897in" svg:y="0.83in" svg:width="3.23103in" svg:height="5.45276in"/>
      <presentation:placeholder presentation:object="outline" svg:x="0.83in" svg:y="0.83in" svg:width="8.10103in" svg:height="5.45276in"/>
      <presentation:placeholder presentation:object="date-time" svg:x="8.33in" svg:y="6.57in" svg:width="4.17in" svg:height="0.39931in"/>
      <presentation:placeholder presentation:object="footer" svg:x="0.83in" svg:y="6.57in" svg:width="4.19in" svg:height="0.39931in"/>
      <presentation:placeholder presentation:object="page-number" svg:x="12.89in" svg:y="6.57in" svg:width="0.45in" svg:height="0.39931in"/>
    </style:presentation-page-layout>
    <style:style style:family="graphic" style:name="Graphics"/>
    <style:default-style style:family="graphic">
      <style:graphic-properties draw:fill="solid" draw:fill-color="#e329e7" draw:opacity="100%" draw:stroke="solid" svg:stroke-width="0.01389in" svg:stroke-color="#a71baa"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0f3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99">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341">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262626"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14">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72">
      <style:drawing-page-properties draw:fill="solid" draw:fill-color="#f0f3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6">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7">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234">
      <style:drawing-page-properties draw:fill="solid" draw:fill-color="#f0f3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238">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8">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103">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3">
      <style:drawing-page-properties draw:fill="solid" draw:fill-color="#f0f3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19">
      <style:drawing-page-properties draw:fill="solid" draw:fill-color="#f0f3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
      <style:drawing-page-properties draw:fill="solid" draw:fill-color="#27272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graphic" style:name="a122">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drawing-page" style:name="a269">
      <style:drawing-page-properties draw:fill="solid" draw:fill-color="#f0f3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none" draw:stroke="solid" svg:stroke-width="0.02083in" svg:stroke-color="#f0f3f0" svg:stroke-opacity="100%" draw:stroke-linejoin="miter" svg:stroke-linecap="butt"/>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Sitka Banner" fo:font-size="1in" style:font-size-asian="1in" style:font-size-complex="1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273">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0f3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306">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0">
      <style:drawing-page-properties draw:fill="solid" draw:fill-color="#f0f3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262626"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3">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5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262626"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5">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262626"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10%" fo:text-align="left" style:tab-stop-distance="1in" fo:margin-left="0.2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262626"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262626" style:text-line-through-type="none" style:text-line-through-style="none" style:text-line-through-width="auto" style:text-line-through-color="font-color" style:text-position="0% 100%" fo:font-family="Avenir Next LT Pro" fo:font-size="0.13889in" style:font-size-asian="0.13889in" style:font-size-complex="0.13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0f3f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262626"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2in" fo:margin-right="0in" fo:text-indent="-0.2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2">
      <style:drawing-page-properties draw:fill="solid" draw:fill-color="#f0f3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Sitka Banner" fo:font-size="0.83333in" style:font-size-asian="0.83333in" style:font-size-complex="0.83333in" fo:letter-spacing="0.01389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262626"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110%" fo:text-align="left" style:tab-stop-distance="1in" fo:margin-left="0in" fo:margin-right="0in" fo:text-indent="0in" fo:margin-top="0.05556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05in" fo:padding-right="0.05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37">
      <style:drawing-page-properties draw:fill="solid" draw:fill-color="#f0f3f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355">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91">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8">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8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06">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0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28">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5">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84">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34">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91">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49">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85">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72">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78">
      <text:list-level-style-number text:level="1" style:num-format="">
        <style:list-level-properties text:space-before="0.2in"/>
      </text:list-level-style-number>
      <text:list-level-style-number text:level="2" style:num-format="">
        <style:list-level-properties text:space-before="0.2in"/>
      </text:list-level-style-number>
      <text:list-level-style-number text:level="3" style:num-format="">
        <style:list-level-properties text:space-before="0.2in"/>
      </text:list-level-style-number>
      <text:list-level-style-number text:level="4" style:num-format="">
        <style:list-level-properties text:space-before="0.2in"/>
      </text:list-level-style-number>
      <text:list-level-style-number text:level="5" style:num-format="">
        <style:list-level-properties text:space-before="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in"/>
        <style:text-properties fo:font-family="Arial" style:font-family-generic="swiss" style:font-pitch="variable" fo:font-size="100%"/>
      </text:list-level-style-bullet>
      <text:list-level-style-bullet text:level="2" text:bullet-char="•">
        <style:list-level-properties text:space-before="0in" text:min-label-width="0.2in"/>
        <style:text-properties fo:font-family="Arial" style:font-family-generic="swiss" style:font-pitch="variable" fo:font-size="100%"/>
      </text:list-level-style-bullet>
      <text:list-level-style-bullet text:level="3" text:bullet-char="•">
        <style:list-level-properties text:space-before="0in" text:min-label-width="0.2in"/>
        <style:text-properties fo:font-family="Arial" style:font-family-generic="swiss" style:font-pitch="variable" fo:font-size="100%"/>
      </text:list-level-style-bullet>
      <text:list-level-style-bullet text:level="4" text:bullet-char="•">
        <style:list-level-properties text:space-before="0in" text:min-label-width="0.2in"/>
        <style:text-properties fo:font-family="Arial" style:font-family-generic="swiss" style:font-pitch="variable" fo:font-size="100%"/>
      </text:list-level-style-bullet>
      <text:list-level-style-bullet text:level="5" text:bullet-char="•">
        <style:list-level-properties text:space-before="0in" text:min-label-width="0.2in"/>
        <style:text-properties fo:font-family="Arial" style:font-family-generic="swiss" style:font-pitch="variable" fo:font-size="100%"/>
      </text:list-level-style-bullet>
      <text:list-level-style-bullet text:level="6" text:bullet-char="•">
        <style:list-level-properties text:space-before="2.55in" text:min-label-width="0.2in"/>
        <style:text-properties fo:font-family="Arial" style:font-family-generic="swiss" style:font-pitch="variable" fo:font-size="100%"/>
      </text:list-level-style-bullet>
      <text:list-level-style-bullet text:level="7" text:bullet-char="•">
        <style:list-level-properties text:space-before="3.05in" text:min-label-width="0.2in"/>
        <style:text-properties fo:font-family="Arial" style:font-family-generic="swiss" style:font-pitch="variable" fo:font-size="100%"/>
      </text:list-level-style-bullet>
      <text:list-level-style-bullet text:level="8" text:bullet-char="•">
        <style:list-level-properties text:space-before="3.55in" text:min-label-width="0.2in"/>
        <style:text-properties fo:font-family="Arial" style:font-family-generic="swiss" style:font-pitch="variable" fo:font-size="100%"/>
      </text:list-level-style-bullet>
      <text:list-level-style-bullet text:level="9" text:bullet-char="•">
        <style:list-level-properties text:space-before="4.05in" text:min-label-width="0.2in"/>
        <style:text-properties fo:font-family="Arial" style:font-family-generic="swiss" style:font-pitch="variable" fo:font-size="100%"/>
      </text:list-level-style-bullet>
    </text:list-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HeadlinesVTI" style:page-layout-name="pageLayout1" draw:style-name="a0">
      <draw:custom-shape svg:x="12.88715in" svg:y="6.31977in" svg:width="0.44618in" svg:height="0.89583in" draw:id="id0" draw:style-name="a3" draw:name="Freeform 6">
        <svg:title>Page Number Shape</svg:title>
        <svg:desc/>
        <text:p text:style-name="a2" text:class-names="" text:cond-style-name=""><text:span text:style-name="a1"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1" presentation:style-name="a7" draw:name="Title Placeholder 1" svg:x="0.83in" svg:y="0.83in" svg:width="4.19in" svg:height="5.2in" presentation:class="title" presentation:placeholder="false">
        <draw:text-box>
          <text:p text:style-name="a6" text:class-names="" text:cond-style-name=""><text:span text:style-name="a4" text:class-names="">Click to edit Master title style</text:span><text:span text:style-name="a5" text:class-names=""/></text:p>
        </draw:text-box>
        <svg:title/>
        <svg:desc/>
      </draw:frame>
      <draw:frame draw:id="id2" presentation:style-name="a23" draw:name="Text Placeholder 2" svg:x="5.67in" svg:y="0.83in" svg:width="6.83in" svg:height="5.2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3" presentation:style-name="a28" draw:name="Date Placeholder 3" svg:x="8.33in" svg:y="6.57in" svg:width="4.17in" svg:height="0.39931in" presentation:class="date-time" presentation:placeholder="false">
        <draw:text-box>
          <text:p text:style-name="a27" text:class-names="" text:cond-style-name=""><text:span text:style-name="a24" text:class-names=""><text:date text:fixed="false" style:data-style-name="a25">2/19/2023</text:date></text:span><text:span text:style-name="a26" text:class-names=""/></text:p>
        </draw:text-box>
        <svg:title/>
        <svg:desc/>
      </draw:frame>
      <draw:frame draw:id="id4" presentation:style-name="a31" draw:name="Footer Placeholder 4" svg:x="0.83in" svg:y="6.57in" svg:width="4.19in" svg:height="0.39931in" presentation:class="footer" presentation:placeholder="false">
        <draw:text-box>
          <text:p text:style-name="a30" text:class-names="" text:cond-style-name=""><text:span text:style-name="a29" text:class-names=""/></text:p>
        </draw:text-box>
        <svg:title/>
        <svg:desc/>
      </draw:frame>
      <draw:frame draw:id="id5" presentation:style-name="a35" draw:name="Slide Number Placeholder 5" svg:x="12.89in" svg:y="6.57in" svg:width="0.45in" svg:height="0.39931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style:master-page>
    <style:master-page style:name="Master1-Layout1-title-Title-Slide" style:page-layout-name="pageLayout1" draw:style-name="a36">
      <draw:custom-shape svg:x="12.88715in" svg:y="6.32498in" svg:width="0.44618in" svg:height="0.89583in" draw:id="id6" draw:style-name="a39" draw:name="Freeform 6">
        <svg:title>Page Number Shape</svg:title>
        <svg:desc/>
        <text:p text:style-name="a38" text:class-names="" text:cond-style-name=""><text:span text:style-name="a37"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connector draw:type="line" svg:x1="0.83in" svg:y1="1.4in" svg:x2="0.83in" svg:y2="7.5in" draw:id="id7" draw:style-name="a40" draw:name="Straight Connector 11">
        <svg:title>Verticle Rule Line</svg:title>
        <svg:desc/>
      </draw:connector>
      <draw:frame draw:id="id8" presentation:style-name="a44" draw:name="Title 1" svg:x="1.18in" svg:y="1.25in" svg:width="7.35in" svg:height="4.08in" presentation:class="title" presentation:placeholder="false">
        <draw:text-box>
          <text:p text:style-name="a43" text:class-names="" text:cond-style-name=""><text:span text:style-name="a41" text:class-names="">Click to edit Master title style</text:span><text:span text:style-name="a42" text:class-names=""/></text:p>
        </draw:text-box>
        <svg:title/>
        <svg:desc/>
      </draw:frame>
      <draw:frame draw:id="id9" presentation:style-name="a47" draw:name="Subtitle 2" svg:x="1.18in" svg:y="5.48in" svg:width="7.35in" svg:height="0.77in" presentation:class="subtitle" presentation:placeholder="false">
        <draw:text-box>
          <text:p text:style-name="a46" text:class-names="" text:cond-style-name=""><text:span text:style-name="a45" text:class-names="">Click to edit Master subtitle style</text:span></text:p>
        </draw:text-box>
        <svg:title/>
        <svg:desc/>
      </draw:frame>
      <draw:frame draw:id="id10" presentation:style-name="a52" draw:name="Date Placeholder 3" svg:x="9.06207in" svg:y="6.57in" svg:width="3.43793in" svg:height="0.39931in" presentation:class="date-time" presentation:placeholder="false">
        <draw:text-box>
          <text:p text:style-name="a51" text:class-names="" text:cond-style-name=""><text:span text:style-name="a48" text:class-names=""><text:date text:fixed="false" style:data-style-name="a49">2/19/2023</text:date></text:span><text:span text:style-name="a50" text:class-names=""/></text:p>
        </draw:text-box>
        <svg:title/>
        <svg:desc/>
      </draw:frame>
      <draw:frame draw:id="id11" presentation:style-name="a55" draw:name="Footer Placeholder 4" svg:x="1.18in" svg:y="6.57in" svg:width="7.35in" svg:height="0.39931in" presentation:class="footer" presentation:placeholder="false">
        <draw:text-box>
          <text:p text:style-name="a54" text:class-names="" text:cond-style-name=""><text:span text:style-name="a53" text:class-names=""/></text:p>
        </draw:text-box>
        <svg:title/>
        <svg:desc/>
      </draw:frame>
      <draw:frame draw:id="id12" presentation:style-name="a59" draw:name="Slide Number Placeholder 5" svg:x="12.89in" svg:y="6.57in" svg:width="0.45in" svg:height="0.39931in" presentation:class="page-number" presentation:placeholder="false">
        <draw:text-box>
          <text:p text:style-name="a58" text:class-names="" text:cond-style-name=""><text:span text:style-name="a56" text:class-names=""><text:page-number style:num-format="1" text:fixed="false">‹#›</text:page-number></text:span><text:span text:style-name="a57" text:class-names=""/></text:p>
        </draw:text-box>
        <svg:title/>
        <svg:desc/>
      </draw:frame>
    </style:master-page>
    <style:master-page style:name="Master1-Layout2-obj-Title-and-Content" style:page-layout-name="pageLayout1" draw:style-name="a60">
      <draw:custom-shape svg:x="12.88715in" svg:y="6.31977in" svg:width="0.44618in" svg:height="0.89583in" draw:id="id13" draw:layer="Master1-bg" draw:style-name="a63" draw:name="Freeform 6">
        <svg:title>Page Number Shape</svg:title>
        <svg:desc/>
        <text:p text:style-name="a62" text:class-names="" text:cond-style-name=""><text:span text:style-name="a61"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14" presentation:style-name="a66" draw:name="Title 1" svg:x="0.83in" svg:y="0.83in" svg:width="4.19in" svg:height="5.2in" presentation:class="title" presentation:placeholder="false">
        <draw:text-box>
          <text:p text:style-name="a65" text:class-names="" text:cond-style-name=""><text:span text:style-name="a64" text:class-names="">Click to edit Master title style</text:span></text:p>
        </draw:text-box>
        <svg:title/>
        <svg:desc/>
      </draw:frame>
      <draw:frame draw:id="id15" presentation:style-name="a82" draw:name="Content Placeholder 2" svg:x="5.67in" svg:y="0.83in" svg:width="6.83in" svg:height="5.2in" presentation:class="object" presentation:placeholder="false">
        <draw:text-box>
          <text:list text:style-name="a69">
            <text:list-item>
              <text:p text:style-name="a68" text:class-names="" text:cond-style-name=""><text:span text:style-name="a67" text:class-names="">Click to edit Master text styles</text:span></text:p>
            </text:list-item>
          </text:list>
          <text:list text:style-name="a72">
            <text:list-item>
              <text:list text:style-name="a72">
                <text:list-item>
                  <text:p text:style-name="a71" text:class-names="" text:cond-style-name=""><text:span text:style-name="a70" text:class-names="">Second level</text:span></text:p>
                </text:list-item>
              </text:list>
            </text:list-item>
          </text:list>
          <text:list text:style-name="a75">
            <text:list-item>
              <text:list text:style-name="a75">
                <text:list-item>
                  <text:list text:style-name="a75">
                    <text:list-item>
                      <text:p text:style-name="a74" text:class-names="" text:cond-style-name=""><text:span text:style-name="a73" text:class-names="">Third level</text:span></text:p>
                    </text:list-item>
                  </text:list>
                </text:list-item>
              </text:list>
            </text:list-item>
          </text:list>
          <text:list text:style-name="a78">
            <text:list-item>
              <text:list text:style-name="a78">
                <text:list-item>
                  <text:list text:style-name="a78">
                    <text:list-item>
                      <text:list text:style-name="a78">
                        <text:list-item>
                          <text:p text:style-name="a77" text:class-names="" text:cond-style-name=""><text:span text:style-name="a76" text:class-names="">Fourth level</text:span></text:p>
                        </text:list-item>
                      </text:list>
                    </text:list-item>
                  </text:list>
                </text:list-item>
              </text:list>
            </text:list-item>
          </text:list>
          <text:list text:style-name="a81">
            <text:list-item>
              <text:list text:style-name="a81">
                <text:list-item>
                  <text:list text:style-name="a81">
                    <text:list-item>
                      <text:list text:style-name="a81">
                        <text:list-item>
                          <text:list text:style-name="a81">
                            <text:list-item>
                              <text:p text:style-name="a80" text:class-names="" text:cond-style-name=""><text:span text:style-name="a79" text:class-names="">Fifth level</text:span></text:p>
                            </text:list-item>
                          </text:list>
                        </text:list-item>
                      </text:list>
                    </text:list-item>
                  </text:list>
                </text:list-item>
              </text:list>
            </text:list-item>
          </text:list>
        </draw:text-box>
        <svg:title/>
        <svg:desc/>
      </draw:frame>
      <draw:frame draw:id="id16" presentation:style-name="a87" draw:name="Date Placeholder 6" svg:x="8.33in" svg:y="6.57in" svg:width="4.17in" svg:height="0.39931in" presentation:class="date-time" presentation:placeholder="false">
        <draw:text-box>
          <text:p text:style-name="a86" text:class-names="" text:cond-style-name=""><text:span text:style-name="a83" text:class-names=""><text:date text:fixed="false" style:data-style-name="a84">2/19/2023</text:date></text:span><text:span text:style-name="a85" text:class-names=""/></text:p>
        </draw:text-box>
        <svg:title/>
        <svg:desc/>
      </draw:frame>
      <draw:frame draw:id="id17" presentation:style-name="a90" draw:name="Footer Placeholder 7" svg:x="0.83in" svg:y="6.57in" svg:width="4.19in" svg:height="0.39931in" presentation:class="footer" presentation:placeholder="false">
        <draw:text-box>
          <text:p text:style-name="a89" text:class-names="" text:cond-style-name=""><text:span text:style-name="a88" text:class-names=""/></text:p>
        </draw:text-box>
        <svg:title/>
        <svg:desc/>
      </draw:frame>
      <draw:frame draw:id="id18" presentation:style-name="a94" draw:name="Slide Number Placeholder 8" svg:x="12.89in" svg:y="6.57in" svg:width="0.45in" svg:height="0.39931in" presentation:class="page-number" presentation:placeholder="false">
        <draw:text-box>
          <text:p text:style-name="a93" text:class-names="" text:cond-style-name=""><text:span text:style-name="a91" text:class-names=""><text:page-number style:num-format="1" text:fixed="false">‹#›</text:page-number></text:span><text:span text:style-name="a92" text:class-names=""/></text:p>
        </draw:text-box>
        <svg:title/>
        <svg:desc/>
      </draw:frame>
    </style:master-page>
    <style:master-page style:name="Master1-Layout3-secHead-Section-Header" style:page-layout-name="pageLayout1" draw:style-name="a95">
      <draw:custom-shape svg:x="12.88715in" svg:y="6.31977in" svg:width="0.44618in" svg:height="0.89583in" draw:id="id19" draw:layer="Master1-bg" draw:style-name="a98" draw:name="Freeform 6">
        <svg:title>Page Number Shape</svg:title>
        <svg:desc/>
        <text:p text:style-name="a97" text:class-names="" text:cond-style-name=""><text:span text:style-name="a96"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20" presentation:style-name="a102" draw:name="Title 1" svg:x="0.83448in" svg:y="2.64in" svg:width="11.66552in" svg:height="3.39in" presentation:class="title" presentation:placeholder="false">
        <draw:text-box>
          <text:p text:style-name="a101" text:class-names="" text:cond-style-name=""><text:span text:style-name="a99" text:class-names="">Click to edit Master title style</text:span><text:span text:style-name="a100" text:class-names=""/></text:p>
        </draw:text-box>
        <svg:title/>
        <svg:desc/>
      </draw:frame>
      <draw:frame draw:id="id21" presentation:style-name="a106" draw:name="Text Placeholder 2" svg:x="0.83in" svg:y="1.52in" svg:width="11.67in" svg:height="0.9in" presentation:class="outline" presentation:placeholder="false">
        <draw:text-box>
          <text:list text:style-name="a105">
            <text:list-item>
              <text:p text:style-name="a104" text:class-names="" text:cond-style-name=""><text:span text:style-name="a103" text:class-names="">Click to edit Master text styles</text:span></text:p>
            </text:list-item>
          </text:list>
        </draw:text-box>
        <svg:title/>
        <svg:desc/>
      </draw:frame>
      <draw:frame draw:id="id22" presentation:style-name="a111" draw:name="Date Placeholder 6" svg:x="8.33in" svg:y="6.57in" svg:width="4.17in" svg:height="0.39931in" presentation:class="date-time" presentation:placeholder="false">
        <draw:text-box>
          <text:p text:style-name="a110" text:class-names="" text:cond-style-name=""><text:span text:style-name="a107" text:class-names=""><text:date text:fixed="false" style:data-style-name="a108">2/19/2023</text:date></text:span><text:span text:style-name="a109" text:class-names=""/></text:p>
        </draw:text-box>
        <svg:title/>
        <svg:desc/>
      </draw:frame>
      <draw:frame draw:id="id23" presentation:style-name="a114" draw:name="Footer Placeholder 7" svg:x="0.83in" svg:y="6.57in" svg:width="4.19in" svg:height="0.39931in" presentation:class="footer" presentation:placeholder="false">
        <draw:text-box>
          <text:p text:style-name="a113" text:class-names="" text:cond-style-name=""><text:span text:style-name="a112" text:class-names=""/></text:p>
        </draw:text-box>
        <svg:title/>
        <svg:desc/>
      </draw:frame>
      <draw:frame draw:id="id24" presentation:style-name="a118" draw:name="Slide Number Placeholder 8" svg:x="12.89in" svg:y="6.57in" svg:width="0.45in" svg:height="0.39931in" presentation:class="page-number" presentation:placeholder="false">
        <draw:text-box>
          <text:p text:style-name="a117" text:class-names="" text:cond-style-name=""><text:span text:style-name="a115" text:class-names=""><text:page-number style:num-format="1" text:fixed="false">‹#›</text:page-number></text:span><text:span text:style-name="a116" text:class-names=""/></text:p>
        </draw:text-box>
        <svg:title/>
        <svg:desc/>
      </draw:frame>
    </style:master-page>
    <style:master-page style:name="Master1-Layout4-cust-Two-Content" style:page-layout-name="pageLayout1" draw:style-name="a119">
      <draw:custom-shape svg:x="12.88715in" svg:y="6.31977in" svg:width="0.44618in" svg:height="0.89583in" draw:id="id25" draw:layer="Master1-bg" draw:style-name="a122" draw:name="Freeform 6">
        <svg:title>Page Number Shape</svg:title>
        <svg:desc/>
        <text:p text:style-name="a121" text:class-names="" text:cond-style-name=""><text:span text:style-name="a120"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26" presentation:style-name="a139" draw:name="Content Placeholder 2" svg:x="5.67in" svg:y="0.83in" svg:width="6.83in" svg:height="2.45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8">
            <text:list-item>
              <text:list text:style-name="a138">
                <text:list-item>
                  <text:list text:style-name="a138">
                    <text:list-item>
                      <text:list text:style-name="a138">
                        <text:list-item>
                          <text:list text:style-name="a138">
                            <text:list-item>
                              <text:p text:style-name="a137" text:class-names="" text:cond-style-name=""><text:span text:style-name="a135" text:class-names="">Fifth level</text:span><text:span text:style-name="a136" text:class-names=""/></text:p>
                            </text:list-item>
                          </text:list>
                        </text:list-item>
                      </text:list>
                    </text:list-item>
                  </text:list>
                </text:list-item>
              </text:list>
            </text:list-item>
          </text:list>
        </draw:text-box>
        <svg:title/>
        <svg:desc/>
      </draw:frame>
      <draw:frame draw:id="id27" presentation:style-name="a156" draw:name="Content Placeholder 3" svg:x="5.67in" svg:y="3.58in" svg:width="6.83in" svg:height="2.45in" presentation:class="object" presentation:placeholder="false">
        <draw:text-box>
          <text:list text:style-name="a142">
            <text:list-item>
              <text:p text:style-name="a141" text:class-names="" text:cond-style-name=""><text:span text:style-name="a140" text:class-names="">Click to edit Master text styles</text:span></text:p>
            </text:list-item>
          </text:list>
          <text:list text:style-name="a145">
            <text:list-item>
              <text:list text:style-name="a145">
                <text:list-item>
                  <text:p text:style-name="a144" text:class-names="" text:cond-style-name=""><text:span text:style-name="a143" text:class-names="">Second level</text:span></text:p>
                </text:list-item>
              </text:list>
            </text:list-item>
          </text:list>
          <text:list text:style-name="a148">
            <text:list-item>
              <text:list text:style-name="a148">
                <text:list-item>
                  <text:list text:style-name="a148">
                    <text:list-item>
                      <text:p text:style-name="a147" text:class-names="" text:cond-style-name=""><text:span text:style-name="a146" text:class-names="">Third level</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Fourth level</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2" text:class-names="">Fifth level</text:span><text:span text:style-name="a153" text:class-names=""/></text:p>
                            </text:list-item>
                          </text:list>
                        </text:list-item>
                      </text:list>
                    </text:list-item>
                  </text:list>
                </text:list-item>
              </text:list>
            </text:list-item>
          </text:list>
        </draw:text-box>
        <svg:title/>
        <svg:desc/>
      </draw:frame>
      <draw:frame draw:id="id28" presentation:style-name="a161" draw:name="Date Placeholder 8" svg:x="8.33in" svg:y="6.57in" svg:width="4.17in" svg:height="0.39931in" presentation:class="date-time" presentation:placeholder="false">
        <draw:text-box>
          <text:p text:style-name="a160" text:class-names="" text:cond-style-name=""><text:span text:style-name="a157" text:class-names=""><text:date text:fixed="false" style:data-style-name="a158">2/19/2023</text:date></text:span><text:span text:style-name="a159" text:class-names=""/></text:p>
        </draw:text-box>
        <svg:title/>
        <svg:desc/>
      </draw:frame>
      <draw:frame draw:id="id29" presentation:style-name="a164" draw:name="Footer Placeholder 9" svg:x="0.83in" svg:y="6.57in" svg:width="4.19in" svg:height="0.39931in" presentation:class="footer" presentation:placeholder="false">
        <draw:text-box>
          <text:p text:style-name="a163" text:class-names="" text:cond-style-name=""><text:span text:style-name="a162" text:class-names=""/></text:p>
        </draw:text-box>
        <svg:title/>
        <svg:desc/>
      </draw:frame>
      <draw:frame draw:id="id30" presentation:style-name="a168" draw:name="Slide Number Placeholder 10" svg:x="12.89in" svg:y="6.57in" svg:width="0.45in" svg:height="0.39931in" presentation:class="page-number" presentation:placeholder="false">
        <draw:text-box>
          <text:p text:style-name="a167" text:class-names="" text:cond-style-name=""><text:span text:style-name="a165" text:class-names=""><text:page-number style:num-format="1" text:fixed="false">‹#›</text:page-number></text:span><text:span text:style-name="a166" text:class-names=""/></text:p>
        </draw:text-box>
        <svg:title/>
        <svg:desc/>
      </draw:frame>
      <draw:frame draw:id="id31" presentation:style-name="a171" draw:name="Title 4" svg:x="0.83in" svg:y="0.83in" svg:width="4.19in" svg:height="5.2in" presentation:class="title" presentation:placeholder="false">
        <draw:text-box>
          <text:p text:style-name="a170" text:class-names="" text:cond-style-name=""><text:span text:style-name="a169" text:class-names="">Click to edit Master title style</text:span></text:p>
        </draw:text-box>
        <svg:title/>
        <svg:desc/>
      </draw:frame>
    </style:master-page>
    <style:master-page style:name="Master1-Layout5-cust-Comparison" style:page-layout-name="pageLayout1" draw:style-name="a172">
      <draw:custom-shape svg:x="12.88715in" svg:y="6.31977in" svg:width="0.44618in" svg:height="0.89583in" draw:id="id32" draw:layer="Master1-bg" draw:style-name="a175" draw:name="Freeform 6">
        <svg:title>Page Number Shape</svg:title>
        <svg:desc/>
        <text:p text:style-name="a174" text:class-names="" text:cond-style-name=""><text:span text:style-name="a173"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33" presentation:style-name="a179" draw:name="Text Placeholder 2" svg:x="5.67in" svg:y="0.83in" svg:width="6.83in" svg:height="0.6in" presentation:class="outline" presentation:placeholder="false">
        <draw:text-box>
          <text:list text:style-name="a178">
            <text:list-item>
              <text:p text:style-name="a177" text:class-names="" text:cond-style-name=""><text:span text:style-name="a176" text:class-names="">Click to edit Master text styles</text:span></text:p>
            </text:list-item>
          </text:list>
        </draw:text-box>
        <svg:title/>
        <svg:desc/>
      </draw:frame>
      <draw:frame draw:id="id34" presentation:style-name="a196" draw:name="Content Placeholder 3" svg:x="5.67621in" svg:y="1.50612in" svg:width="6.82379in" svg:height="2in" presentation:class="object" presentation:placeholder="false">
        <draw:text-box>
          <text:list text:style-name="a182">
            <text:list-item>
              <text:p text:style-name="a181" text:class-names="" text:cond-style-name=""><text:span text:style-name="a180" text:class-names="">Click to edit Master text styles</text:span></text:p>
            </text:list-item>
          </text:list>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Fifth level</text:span><text:span text:style-name="a193" text:class-names=""/></text:p>
                            </text:list-item>
                          </text:list>
                        </text:list-item>
                      </text:list>
                    </text:list-item>
                  </text:list>
                </text:list-item>
              </text:list>
            </text:list-item>
          </text:list>
        </draw:text-box>
        <svg:title/>
        <svg:desc/>
      </draw:frame>
      <draw:frame draw:id="id35" presentation:style-name="a200" draw:name="Text Placeholder 4" svg:x="5.67in" svg:y="3.6303in" svg:width="6.83in" svg:height="0.6in" presentation:class="outline" presentation:placeholder="false">
        <draw:text-box>
          <text:list text:style-name="a199">
            <text:list-item>
              <text:p text:style-name="a198" text:class-names="" text:cond-style-name=""><text:span text:style-name="a197" text:class-names="">Click to edit Master text styles</text:span></text:p>
            </text:list-item>
          </text:list>
        </draw:text-box>
        <svg:title/>
        <svg:desc/>
      </draw:frame>
      <draw:frame draw:id="id36" presentation:style-name="a217" draw:name="Content Placeholder 5" svg:x="5.67in" svg:y="4.30049in" svg:width="6.83in" svg:height="2in" presentation:class="object" presentation:placeholder="false">
        <draw:text-box>
          <text:list text:style-name="a203">
            <text:list-item>
              <text:p text:style-name="a202" text:class-names="" text:cond-style-name=""><text:span text:style-name="a201" text:class-names="">Click to edit Master text styles</text:span></text:p>
            </text:list-item>
          </text:list>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6">
            <text:list-item>
              <text:list text:style-name="a216">
                <text:list-item>
                  <text:list text:style-name="a216">
                    <text:list-item>
                      <text:list text:style-name="a216">
                        <text:list-item>
                          <text:list text:style-name="a216">
                            <text:list-item>
                              <text:p text:style-name="a215" text:class-names="" text:cond-style-name=""><text:span text:style-name="a213" text:class-names="">Fifth level</text:span><text:span text:style-name="a214" text:class-names=""/></text:p>
                            </text:list-item>
                          </text:list>
                        </text:list-item>
                      </text:list>
                    </text:list-item>
                  </text:list>
                </text:list-item>
              </text:list>
            </text:list-item>
          </text:list>
        </draw:text-box>
        <svg:title/>
        <svg:desc/>
      </draw:frame>
      <draw:frame draw:id="id37" presentation:style-name="a221" draw:name="Title 9" svg:x="0.83in" svg:y="0.83in" svg:width="4.19in" svg:height="5.2in" presentation:class="title" presentation:placeholder="false">
        <draw:text-box>
          <text:p text:style-name="a220" text:class-names="" text:cond-style-name=""><text:span text:style-name="a218" text:class-names="">Click to edit Master title style</text:span><text:span text:style-name="a219" text:class-names=""/></text:p>
        </draw:text-box>
        <svg:title/>
        <svg:desc/>
      </draw:frame>
      <draw:frame draw:id="id38" presentation:style-name="a226" draw:name="Date Placeholder 11" svg:x="8.33in" svg:y="6.57in" svg:width="4.17in" svg:height="0.39931in" presentation:class="date-time" presentation:placeholder="false">
        <draw:text-box>
          <text:p text:style-name="a225" text:class-names="" text:cond-style-name=""><text:span text:style-name="a222" text:class-names=""><text:date text:fixed="false" style:data-style-name="a223">2/19/2023</text:date></text:span><text:span text:style-name="a224" text:class-names=""/></text:p>
        </draw:text-box>
        <svg:title/>
        <svg:desc/>
      </draw:frame>
      <draw:frame draw:id="id39" presentation:style-name="a229" draw:name="Footer Placeholder 12" svg:x="0.83in" svg:y="6.57in" svg:width="4.19in" svg:height="0.39931in" presentation:class="footer" presentation:placeholder="false">
        <draw:text-box>
          <text:p text:style-name="a228" text:class-names="" text:cond-style-name=""><text:span text:style-name="a227" text:class-names=""/></text:p>
        </draw:text-box>
        <svg:title/>
        <svg:desc/>
      </draw:frame>
      <draw:frame draw:id="id40" presentation:style-name="a233" draw:name="Slide Number Placeholder 13" svg:x="12.89in" svg:y="6.57in" svg:width="0.45in" svg:height="0.39931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style:master-page>
    <style:master-page style:name="Master1-Layout6-titleOnly-Title-Only" style:page-layout-name="pageLayout1" draw:style-name="a234">
      <draw:custom-shape svg:x="12.88715in" svg:y="6.31977in" svg:width="0.44618in" svg:height="0.89583in" draw:id="id41" draw:layer="Master1-bg" draw:style-name="a237" draw:name="Freeform 6">
        <svg:title>Page Number Shape</svg:title>
        <svg:desc/>
        <text:p text:style-name="a236" text:class-names="" text:cond-style-name=""><text:span text:style-name="a235"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42" presentation:style-name="a240" draw:name="Title 1" svg:x="0.83in" svg:y="0.83in" svg:width="4.19in" svg:height="5.2in" presentation:class="title" presentation:placeholder="false">
        <draw:text-box>
          <text:p text:style-name="a239" text:class-names="" text:cond-style-name=""><text:span text:style-name="a238" text:class-names="">Click to edit Master title style</text:span></text:p>
        </draw:text-box>
        <svg:title/>
        <svg:desc/>
      </draw:frame>
      <draw:frame draw:id="id43" presentation:style-name="a245" draw:name="Date Placeholder 5" svg:x="8.33in" svg:y="6.57in" svg:width="4.17in" svg:height="0.39931in" presentation:class="date-time" presentation:placeholder="false">
        <draw:text-box>
          <text:p text:style-name="a244" text:class-names="" text:cond-style-name=""><text:span text:style-name="a241" text:class-names=""><text:date text:fixed="false" style:data-style-name="a242">2/19/2023</text:date></text:span><text:span text:style-name="a243" text:class-names=""/></text:p>
        </draw:text-box>
        <svg:title/>
        <svg:desc/>
      </draw:frame>
      <draw:frame draw:id="id44" presentation:style-name="a248" draw:name="Footer Placeholder 6" svg:x="0.83in" svg:y="6.57in" svg:width="4.19in" svg:height="0.39931in" presentation:class="footer" presentation:placeholder="false">
        <draw:text-box>
          <text:p text:style-name="a247" text:class-names="" text:cond-style-name=""><text:span text:style-name="a246" text:class-names=""/></text:p>
        </draw:text-box>
        <svg:title/>
        <svg:desc/>
      </draw:frame>
      <draw:frame draw:id="id45" presentation:style-name="a252" draw:name="Slide Number Placeholder 7" svg:x="12.89in" svg:y="6.57in" svg:width="0.45in" svg:height="0.39931in" presentation:class="page-number" presentation:placeholder="false">
        <draw:text-box>
          <text:p text:style-name="a251" text:class-names="" text:cond-style-name=""><text:span text:style-name="a249" text:class-names=""><text:page-number style:num-format="1" text:fixed="false">‹#›</text:page-number></text:span><text:span text:style-name="a250" text:class-names=""/></text:p>
        </draw:text-box>
        <svg:title/>
        <svg:desc/>
      </draw:frame>
    </style:master-page>
    <style:master-page style:name="Master1-Layout7-blank-Blank" style:page-layout-name="pageLayout1" draw:style-name="a253">
      <draw:custom-shape svg:x="12.88715in" svg:y="6.31977in" svg:width="0.44618in" svg:height="0.89583in" draw:id="id46" draw:layer="Master1-bg" draw:style-name="a256" draw:name="Freeform 6">
        <svg:title>Page Number Shape</svg:title>
        <svg:desc/>
        <text:p text:style-name="a255" text:class-names="" text:cond-style-name=""><text:span text:style-name="a254"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47" presentation:style-name="a261" draw:name="Date Placeholder 4" svg:x="8.33in" svg:y="6.57in" svg:width="4.17in" svg:height="0.39931in" presentation:class="date-time" presentation:placeholder="false">
        <draw:text-box>
          <text:p text:style-name="a260" text:class-names="" text:cond-style-name=""><text:span text:style-name="a257" text:class-names=""><text:date text:fixed="false" style:data-style-name="a258">2/19/2023</text:date></text:span><text:span text:style-name="a259" text:class-names=""/></text:p>
        </draw:text-box>
        <svg:title/>
        <svg:desc/>
      </draw:frame>
      <draw:frame draw:id="id48" presentation:style-name="a264" draw:name="Footer Placeholder 5" svg:x="0.83in" svg:y="6.57in" svg:width="4.19in" svg:height="0.39931in" presentation:class="footer" presentation:placeholder="false">
        <draw:text-box>
          <text:p text:style-name="a263" text:class-names="" text:cond-style-name=""><text:span text:style-name="a262" text:class-names=""/></text:p>
        </draw:text-box>
        <svg:title/>
        <svg:desc/>
      </draw:frame>
      <draw:frame draw:id="id49" presentation:style-name="a268" draw:name="Slide Number Placeholder 6" svg:x="12.89in" svg:y="6.57in" svg:width="0.45in" svg:height="0.39931in" presentation:class="page-number" presentation:placeholder="false">
        <draw:text-box>
          <text:p text:style-name="a267" text:class-names="" text:cond-style-name=""><text:span text:style-name="a265" text:class-names=""><text:page-number style:num-format="1" text:fixed="false">‹#›</text:page-number></text:span><text:span text:style-name="a266" text:class-names=""/></text:p>
        </draw:text-box>
        <svg:title/>
        <svg:desc/>
      </draw:frame>
    </style:master-page>
    <style:master-page style:name="Master1-Layout8-cust-Content-with-Caption" style:page-layout-name="pageLayout1" draw:style-name="a269">
      <draw:custom-shape svg:x="12.88715in" svg:y="6.31977in" svg:width="0.44618in" svg:height="0.89583in" draw:id="id50" draw:layer="Master1-bg" draw:style-name="a272" draw:name="Freeform 6">
        <svg:title>Page Number Shape</svg:title>
        <svg:desc/>
        <text:p text:style-name="a271" text:class-names="" text:cond-style-name=""><text:span text:style-name="a270"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51" presentation:style-name="a289" draw:name="Content Placeholder 2" svg:x="5.6684in" svg:y="0.83in" svg:width="6.83in" svg:height="5.2in" presentation:class="object" presentation:placeholder="false">
        <draw:text-box>
          <text:list text:style-name="a275">
            <text:list-item>
              <text:p text:style-name="a274" text:class-names="" text:cond-style-name=""><text:span text:style-name="a273" text:class-names="">Click to 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8">
            <text:list-item>
              <text:list text:style-name="a288">
                <text:list-item>
                  <text:list text:style-name="a288">
                    <text:list-item>
                      <text:list text:style-name="a288">
                        <text:list-item>
                          <text:list text:style-name="a288">
                            <text:list-item>
                              <text:p text:style-name="a287" text:class-names="" text:cond-style-name=""><text:span text:style-name="a285" text:class-names="">Fifth level</text:span><text:span text:style-name="a286" text:class-names=""/></text:p>
                            </text:list-item>
                          </text:list>
                        </text:list-item>
                      </text:list>
                    </text:list-item>
                  </text:list>
                </text:list-item>
              </text:list>
            </text:list-item>
          </text:list>
        </draw:text-box>
        <svg:title/>
        <svg:desc/>
      </draw:frame>
      <draw:frame draw:id="id52" presentation:style-name="a293" draw:name="Text Placeholder 3" svg:x="0.83in" svg:y="4.17222in" svg:width="4.19in" svg:height="1.85778in" presentation:class="outline" presentation:placeholder="false">
        <draw:text-box>
          <text:list text:style-name="a292">
            <text:list-item>
              <text:p text:style-name="a291" text:class-names="" text:cond-style-name=""><text:span text:style-name="a290" text:class-names="">Click to edit Master text styles</text:span></text:p>
            </text:list-item>
          </text:list>
        </draw:text-box>
        <svg:title/>
        <svg:desc/>
      </draw:frame>
      <draw:frame draw:id="id53" presentation:style-name="a298" draw:name="Date Placeholder 8" svg:x="8.33in" svg:y="6.57in" svg:width="4.17in" svg:height="0.39931in" presentation:class="date-time" presentation:placeholder="false">
        <draw:text-box>
          <text:p text:style-name="a297" text:class-names="" text:cond-style-name=""><text:span text:style-name="a294" text:class-names=""><text:date text:fixed="false" style:data-style-name="a295">2/19/2023</text:date></text:span><text:span text:style-name="a296" text:class-names=""/></text:p>
        </draw:text-box>
        <svg:title/>
        <svg:desc/>
      </draw:frame>
      <draw:frame draw:id="id54" presentation:style-name="a301" draw:name="Footer Placeholder 9" svg:x="0.83in" svg:y="6.57in" svg:width="4.19in" svg:height="0.39931in" presentation:class="footer" presentation:placeholder="false">
        <draw:text-box>
          <text:p text:style-name="a300" text:class-names="" text:cond-style-name=""><text:span text:style-name="a299" text:class-names=""/></text:p>
        </draw:text-box>
        <svg:title/>
        <svg:desc/>
      </draw:frame>
      <draw:frame draw:id="id55" presentation:style-name="a305" draw:name="Slide Number Placeholder 10" svg:x="12.89in" svg:y="6.57in" svg:width="0.45in" svg:height="0.39931in" presentation:class="page-number" presentation:placeholder="false">
        <draw:text-box>
          <text:p text:style-name="a304" text:class-names="" text:cond-style-name=""><text:span text:style-name="a302" text:class-names=""><text:page-number style:num-format="1" text:fixed="false">‹#›</text:page-number></text:span><text:span text:style-name="a303" text:class-names=""/></text:p>
        </draw:text-box>
        <svg:title/>
        <svg:desc/>
      </draw:frame>
      <draw:frame draw:id="id56" presentation:style-name="a309" draw:name="Title 1" svg:x="0.83in" svg:y="0.83in" svg:width="4.19in" svg:height="3.20448in" presentation:class="title" presentation:placeholder="false">
        <draw:text-box>
          <text:p text:style-name="a308" text:class-names="" text:cond-style-name=""><text:span text:style-name="a306" text:class-names="">Click to edit Master title style</text:span><text:span text:style-name="a307" text:class-names=""/></text:p>
        </draw:text-box>
        <svg:title/>
        <svg:desc/>
      </draw:frame>
    </style:master-page>
    <style:master-page style:name="Master1-Layout9-cust-Picture-with-Caption" style:page-layout-name="pageLayout1" draw:style-name="a310">
      <draw:custom-shape svg:x="12.88715in" svg:y="6.31977in" svg:width="0.44618in" svg:height="0.89583in" draw:id="id57" draw:layer="Master1-bg" draw:style-name="a313" draw:name="Freeform 6">
        <svg:title>Page Number Shape</svg:title>
        <svg:desc/>
        <text:p text:style-name="a312" text:class-names="" text:cond-style-name=""><text:span text:style-name="a311"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58" presentation:style-name="a316" draw:name="Picture Placeholder 2" svg:x="5.6684in" svg:y="0.83in" svg:width="6.83in" svg:height="5.2in" presentation:class="graphic" presentation:placeholder="false">
        <draw:text-box>
          <text:p text:style-name="a315" text:class-names="" text:cond-style-name=""><text:span text:style-name="a314" text:class-names="">Click icon to add picture</text:span></text:p>
        </draw:text-box>
        <svg:title/>
        <svg:desc/>
      </draw:frame>
      <draw:frame draw:id="id59" presentation:style-name="a320" draw:name="Text Placeholder 3" svg:x="0.83in" svg:y="4.15in" svg:width="4.19in" svg:height="1.88in" presentation:class="outline" presentation:placeholder="false">
        <draw:text-box>
          <text:list text:style-name="a319">
            <text:list-item>
              <text:p text:style-name="a318" text:class-names="" text:cond-style-name=""><text:span text:style-name="a317" text:class-names="">Click to edit Master text styles</text:span></text:p>
            </text:list-item>
          </text:list>
        </draw:text-box>
        <svg:title/>
        <svg:desc/>
      </draw:frame>
      <draw:frame draw:id="id60" presentation:style-name="a325" draw:name="Date Placeholder 8" svg:x="8.33in" svg:y="6.57in" svg:width="4.17in" svg:height="0.39931in" presentation:class="date-time" presentation:placeholder="false">
        <draw:text-box>
          <text:p text:style-name="a324" text:class-names="" text:cond-style-name=""><text:span text:style-name="a321" text:class-names=""><text:date text:fixed="false" style:data-style-name="a322">2/19/2023</text:date></text:span><text:span text:style-name="a323" text:class-names=""/></text:p>
        </draw:text-box>
        <svg:title/>
        <svg:desc/>
      </draw:frame>
      <draw:frame draw:id="id61" presentation:style-name="a328" draw:name="Footer Placeholder 9" svg:x="0.83in" svg:y="6.57in" svg:width="4.19in" svg:height="0.39931in" presentation:class="footer" presentation:placeholder="false">
        <draw:text-box>
          <text:p text:style-name="a327" text:class-names="" text:cond-style-name=""><text:span text:style-name="a326" text:class-names=""/></text:p>
        </draw:text-box>
        <svg:title/>
        <svg:desc/>
      </draw:frame>
      <draw:frame draw:id="id62" presentation:style-name="a332" draw:name="Slide Number Placeholder 10" svg:x="12.89in" svg:y="6.57in" svg:width="0.45in" svg:height="0.39931in" presentation:class="page-number" presentation:placeholder="false">
        <draw:text-box>
          <text:p text:style-name="a331" text:class-names="" text:cond-style-name=""><text:span text:style-name="a329" text:class-names=""><text:page-number style:num-format="1" text:fixed="false">‹#›</text:page-number></text:span><text:span text:style-name="a330" text:class-names=""/></text:p>
        </draw:text-box>
        <svg:title/>
        <svg:desc/>
      </draw:frame>
      <draw:frame draw:id="id63" presentation:style-name="a336" draw:name="Title 1" svg:x="0.83in" svg:y="0.83in" svg:width="4.19in" svg:height="3.2in" presentation:class="title" presentation:placeholder="false">
        <draw:text-box>
          <text:p text:style-name="a335" text:class-names="" text:cond-style-name=""><text:span text:style-name="a333" text:class-names="">Click to edit Master title style</text:span><text:span text:style-name="a334" text:class-names=""/></text:p>
        </draw:text-box>
        <svg:title/>
        <svg:desc/>
      </draw:frame>
    </style:master-page>
    <style:master-page style:name="Master1-Layout10-vertTx-Title-and-Vertical-Text" style:page-layout-name="pageLayout1" draw:style-name="a337">
      <draw:custom-shape svg:x="12.88715in" svg:y="6.31977in" svg:width="0.44618in" svg:height="0.89583in" draw:id="id64" draw:layer="Master1-bg" draw:style-name="a340" draw:name="Freeform 6">
        <svg:title>Page Number Shape</svg:title>
        <svg:desc/>
        <text:p text:style-name="a339" text:class-names="" text:cond-style-name=""><text:span text:style-name="a338"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65" presentation:style-name="a343" draw:name="Title 1" svg:x="0.83in" svg:y="0.83in" svg:width="4.19in" svg:height="5.2in" presentation:class="title" presentation:placeholder="false">
        <draw:text-box>
          <text:p text:style-name="a342" text:class-names="" text:cond-style-name=""><text:span text:style-name="a341" text:class-names="">Click to edit Master title style</text:span></text:p>
        </draw:text-box>
        <svg:title/>
        <svg:desc/>
      </draw:frame>
      <draw:frame draw:id="id66" presentation:style-name="a359" draw:name="Vertical Text Placeholder 2" svg:x="5.67in" svg:y="0.83in" svg:width="6.83in" svg:height="5.2in" presentation:class="outline" presentation:placeholder="false">
        <draw:text-box>
          <text:list text:style-name="a346">
            <text:list-item>
              <text:p text:style-name="a345" text:class-names="" text:cond-style-name=""><text:span text:style-name="a344" text:class-names="">Click to edit Master text styles</text:span></text:p>
            </text:list-item>
          </text:list>
          <text:list text:style-name="a349">
            <text:list-item>
              <text:list text:style-name="a349">
                <text:list-item>
                  <text:p text:style-name="a348" text:class-names="" text:cond-style-name=""><text:span text:style-name="a347" text:class-names="">Second level</text:span></text:p>
                </text:list-item>
              </text:list>
            </text:list-item>
          </text:list>
          <text:list text:style-name="a352">
            <text:list-item>
              <text:list text:style-name="a352">
                <text:list-item>
                  <text:list text:style-name="a352">
                    <text:list-item>
                      <text:p text:style-name="a351" text:class-names="" text:cond-style-name=""><text:span text:style-name="a350" text:class-names="">Third level</text:span></text:p>
                    </text:list-item>
                  </text:list>
                </text:list-item>
              </text:list>
            </text:list-item>
          </text:list>
          <text:list text:style-name="a355">
            <text:list-item>
              <text:list text:style-name="a355">
                <text:list-item>
                  <text:list text:style-name="a355">
                    <text:list-item>
                      <text:list text:style-name="a355">
                        <text:list-item>
                          <text:p text:style-name="a354" text:class-names="" text:cond-style-name=""><text:span text:style-name="a353" text:class-names="">Fourth level</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6" text:class-names="">Fifth level</text:span></text:p>
                            </text:list-item>
                          </text:list>
                        </text:list-item>
                      </text:list>
                    </text:list-item>
                  </text:list>
                </text:list-item>
              </text:list>
            </text:list-item>
          </text:list>
        </draw:text-box>
        <svg:title/>
        <svg:desc/>
      </draw:frame>
      <draw:frame draw:id="id67" presentation:style-name="a364" draw:name="Date Placeholder 6" svg:x="8.33in" svg:y="6.57in" svg:width="4.17in" svg:height="0.39931in" presentation:class="date-time" presentation:placeholder="false">
        <draw:text-box>
          <text:p text:style-name="a363" text:class-names="" text:cond-style-name=""><text:span text:style-name="a360" text:class-names=""><text:date text:fixed="false" style:data-style-name="a361">2/19/2023</text:date></text:span><text:span text:style-name="a362" text:class-names=""/></text:p>
        </draw:text-box>
        <svg:title/>
        <svg:desc/>
      </draw:frame>
      <draw:frame draw:id="id68" presentation:style-name="a367" draw:name="Footer Placeholder 7" svg:x="0.83in" svg:y="6.57in" svg:width="4.19in" svg:height="0.39931in" presentation:class="footer" presentation:placeholder="false">
        <draw:text-box>
          <text:p text:style-name="a366" text:class-names="" text:cond-style-name=""><text:span text:style-name="a365" text:class-names=""/></text:p>
        </draw:text-box>
        <svg:title/>
        <svg:desc/>
      </draw:frame>
      <draw:frame draw:id="id69" presentation:style-name="a371" draw:name="Slide Number Placeholder 8" svg:x="12.89in" svg:y="6.57in" svg:width="0.45in" svg:height="0.39931in" presentation:class="page-number" presentation:placeholder="false">
        <draw:text-box>
          <text:p text:style-name="a370" text:class-names="" text:cond-style-name=""><text:span text:style-name="a368" text:class-names=""><text:page-number style:num-format="1" text:fixed="false">‹#›</text:page-number></text:span><text:span text:style-name="a369" text:class-names=""/></text:p>
        </draw:text-box>
        <svg:title/>
        <svg:desc/>
      </draw:frame>
    </style:master-page>
    <style:master-page style:name="Master1-Layout11-vertTitleAndTx-Vertical-Title-and-Text" style:page-layout-name="pageLayout1" draw:style-name="a372">
      <draw:custom-shape svg:x="12.88715in" svg:y="6.31977in" svg:width="0.44618in" svg:height="0.89583in" draw:id="id70" draw:layer="Master1-bg" draw:style-name="a375" draw:name="Freeform 6">
        <svg:title>Page Number Shape</svg:title>
        <svg:desc/>
        <text:p text:style-name="a374" text:class-names="" text:cond-style-name=""><text:span text:style-name="a373" text:class-names=""/></text:p>
        <draw:enhanced-geometry xmlns:dr3d="urn:oasis:names:tc:opendocument:xmlns:dr3d:1.0" draw:type="non-primitive" svg:viewBox="0 0 1799 3612"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99"/>
          <draw:equation draw:name="f7" draw:formula="?f4 / 3612"/>
          <draw:equation draw:name="f8" draw:formula="0 / ?f6"/>
          <draw:equation draw:name="f9" draw:formula="?f1 / ?f6"/>
          <draw:equation draw:name="f10" draw:formula="0 / ?f7"/>
          <draw:equation draw:name="f11" draw:formula="?f3 / ?f7"/>
        </draw:enhanced-geometry>
      </draw:custom-shape>
      <draw:frame draw:id="id71" presentation:style-name="a379" draw:name="Vertical Title 1" svg:x="9.26897in" svg:y="0.83in" svg:width="3.23103in" svg:height="5.45276in" presentation:class="title" presentation:placeholder="false">
        <draw:text-box>
          <text:p text:style-name="a378" text:class-names="" text:cond-style-name=""><text:span text:style-name="a376" text:class-names="">Click to edit Master title style</text:span><text:span text:style-name="a377" text:class-names=""/></text:p>
        </draw:text-box>
        <svg:title/>
        <svg:desc/>
      </draw:frame>
      <draw:frame draw:id="id72" presentation:style-name="a396" draw:name="Vertical Text Placeholder 2" svg:x="0.83in" svg:y="0.83in" svg:width="8.10103in" svg:height="5.45276in" presentation:class="outline" presentation:placeholder="false">
        <draw:text-box>
          <text:list text:style-name="a382">
            <text:list-item>
              <text:p text:style-name="a381" text:class-names="" text:cond-style-name=""><text:span text:style-name="a380" text:class-names="">Click to edit Master text styles</text:span></text:p>
            </text:list-item>
          </text:list>
          <text:list text:style-name="a385">
            <text:list-item>
              <text:list text:style-name="a385">
                <text:list-item>
                  <text:p text:style-name="a384" text:class-names="" text:cond-style-name=""><text:span text:style-name="a383" text:class-names="">Second level</text:span></text:p>
                </text:list-item>
              </text:list>
            </text:list-item>
          </text:list>
          <text:list text:style-name="a388">
            <text:list-item>
              <text:list text:style-name="a388">
                <text:list-item>
                  <text:list text:style-name="a388">
                    <text:list-item>
                      <text:p text:style-name="a387" text:class-names="" text:cond-style-name=""><text:span text:style-name="a386" text:class-names="">Third level</text:span></text:p>
                    </text:list-item>
                  </text:list>
                </text:list-item>
              </text:list>
            </text:list-item>
          </text:list>
          <text:list text:style-name="a391">
            <text:list-item>
              <text:list text:style-name="a391">
                <text:list-item>
                  <text:list text:style-name="a391">
                    <text:list-item>
                      <text:list text:style-name="a391">
                        <text:list-item>
                          <text:p text:style-name="a390" text:class-names="" text:cond-style-name=""><text:span text:style-name="a389" text:class-names="">Fourth le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2" text:class-names="">Fifth level</text:span><text:span text:style-name="a393" text:class-names=""/></text:p>
                            </text:list-item>
                          </text:list>
                        </text:list-item>
                      </text:list>
                    </text:list-item>
                  </text:list>
                </text:list-item>
              </text:list>
            </text:list-item>
          </text:list>
        </draw:text-box>
        <svg:title/>
        <svg:desc/>
      </draw:frame>
      <draw:frame draw:id="id73" presentation:style-name="a401" draw:name="Date Placeholder 6" svg:x="8.33in" svg:y="6.57in" svg:width="4.17in" svg:height="0.39931in" presentation:class="date-time" presentation:placeholder="false">
        <draw:text-box>
          <text:p text:style-name="a400" text:class-names="" text:cond-style-name=""><text:span text:style-name="a397" text:class-names=""><text:date text:fixed="false" style:data-style-name="a398">2/19/2023</text:date></text:span><text:span text:style-name="a399" text:class-names=""/></text:p>
        </draw:text-box>
        <svg:title/>
        <svg:desc/>
      </draw:frame>
      <draw:frame draw:id="id74" presentation:style-name="a404" draw:name="Footer Placeholder 7" svg:x="0.83in" svg:y="6.57in" svg:width="4.19in" svg:height="0.39931in" presentation:class="footer" presentation:placeholder="false">
        <draw:text-box>
          <text:p text:style-name="a403" text:class-names="" text:cond-style-name=""><text:span text:style-name="a402" text:class-names=""/></text:p>
        </draw:text-box>
        <svg:title/>
        <svg:desc/>
      </draw:frame>
      <draw:frame draw:id="id75" presentation:style-name="a408" draw:name="Slide Number Placeholder 8" svg:x="12.89in" svg:y="6.57in" svg:width="0.45in" svg:height="0.39931in" presentation:class="page-number" presentation:placeholder="false">
        <draw:text-box>
          <text:p text:style-name="a407" text:class-names="" text:cond-style-name=""><text:span text:style-name="a405" text:class-names=""><text:page-number style:num-format="1" text:fixed="false">‹#›</text:page-number></text:span><text:span text:style-name="a40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xy firewalls</dc:title>
    <meta:initial-creator>Jesper Värn</meta:initial-creator>
    <dc:creator>Jesper Värn</dc:creator>
    <meta:creation-date>2023-02-19T17:59:24Z</meta:creation-date>
    <dc:date>2023-02-20T06:44:34Z</dc:date>
    <meta:editing-cycles>1</meta:editing-cycles>
    <meta:editing-duration>PT45909S</meta:editing-duration>
    <meta:document-statistic meta:paragraph-count="2" meta:word-count="4"/>
  </office:meta>
</office:document-meta>
</file>